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8pt" style:font-size-asian="18pt" style:font-size-complex="18pt"/>
    </style:style>
    <style:style style:name="P4" style:family="paragraph" style:parent-style-name="Standard" style:list-style-name="L1">
      <style:text-properties fo:font-size="18pt" style:font-size-asian="18pt" style:font-size-complex="18pt"/>
    </style:style>
    <style:style style:name="P5" style:family="paragraph" style:parent-style-name="Standard" style:list-style-name="L6">
      <style:text-properties fo:font-size="18pt" style:font-size-asian="18pt" style:font-size-complex="18pt"/>
    </style:style>
    <style:style style:name="P6" style:family="paragraph" style:parent-style-name="Standard" style:list-style-name="L3">
      <style:text-properties fo:font-size="12pt" style:font-size-asian="12pt" style:font-size-complex="12pt"/>
    </style:style>
    <style:style style:name="P7" style:family="paragraph" style:parent-style-name="Standard" style:list-style-name="L4">
      <style:text-properties fo:font-size="12pt" style:font-size-asian="12pt" style:font-size-complex="12pt"/>
    </style:style>
    <style:style style:name="P8" style:family="paragraph" style:parent-style-name="Standard" style:list-style-name="L5">
      <style:text-properties fo:font-size="12pt" style:font-size-asian="12pt" style:font-size-complex="12pt"/>
    </style:style>
    <style:style style:name="P9" style:family="paragraph" style:parent-style-name="Standard" style:list-style-name="L7">
      <style:text-properties fo:font-size="12pt" style:font-size-asian="12pt" style:font-size-complex="12pt"/>
    </style:style>
    <style:style style:name="P10" style:family="paragraph" style:parent-style-name="Standard" style:list-style-name="L6">
      <style:paragraph-properties fo:margin-top="0cm" fo:margin-bottom="0.025cm"/>
      <style:text-properties fo:font-size="18pt" style:font-size-asian="18pt" style:font-size-complex="18pt"/>
    </style:style>
    <style:style style:name="P11" style:family="paragraph" style:parent-style-name="Text_20_body">
      <style:text-properties fo:font-weight="normal"/>
    </style:style>
    <style:style style:name="P12"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14"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5"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1" fo:font-size="14.25pt" fo:font-style="normal" style:text-underline-style="none" fo:font-weight="bold" style:text-blinking="false" fo:background-color="transparent"/>
    </style:style>
    <style:style style:name="P16"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17" style:family="paragraph" style:parent-style-name="Text_20_body" style:list-style-name="L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8" style:family="paragraph" style:parent-style-name="Text_20_body" style:list-style-name="L9">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9" style:family="paragraph" style:parent-style-name="Text_20_body" style:list-style-name="L10">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0" style:family="paragraph" style:parent-style-name="Text_20_body" style:list-style-name="L1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1" style:family="paragraph" style:parent-style-name="Text_20_body" style:list-style-name="L1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2" style:family="paragraph" style:parent-style-name="Text_20_body" style:list-style-name="L1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3" style:family="paragraph" style:parent-style-name="Text_20_body" style:list-style-name="L1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4" style:family="paragraph" style:parent-style-name="Text_20_body" style:list-style-name="L1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5" style:family="paragraph" style:parent-style-name="Text_20_body" style:list-style-name="L1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6" style:family="paragraph" style:parent-style-name="Text_20_body" style:list-style-name="L1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7" style:family="paragraph" style:parent-style-name="Text_20_body" style:list-style-name="L1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8" style:family="paragraph" style:parent-style-name="Text_20_body" style:list-style-name="L19">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9" style:family="paragraph" style:parent-style-name="Text_20_body" style:list-style-name="L20">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0" style:family="paragraph" style:parent-style-name="Text_20_body" style:list-style-name="L2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1" style:family="paragraph" style:parent-style-name="Text_20_body" style:list-style-name="L2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2" style:family="paragraph" style:parent-style-name="Text_20_body" style:list-style-name="L2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3" style:family="paragraph" style:parent-style-name="Text_20_body" style:list-style-name="L2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4" style:family="paragraph" style:parent-style-name="Text_20_body" style:list-style-name="L2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5" style:family="paragraph" style:parent-style-name="Text_20_body" style:list-style-name="L2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36" style:family="paragraph" style:parent-style-name="Text_20_body" style:list-style-name="L2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37" style:family="paragraph" style:parent-style-name="Text_20_body" style:list-style-name="L2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38" style:family="paragraph" style:parent-style-name="Text_20_body" style:list-style-name="L29">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39" style:family="paragraph" style:parent-style-name="Text_20_body" style:list-style-name="L30">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0" style:family="paragraph" style:parent-style-name="Text_20_body" style:list-style-name="L3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1" style:family="paragraph" style:parent-style-name="Text_20_body" style:list-style-name="L3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2" style:family="paragraph" style:parent-style-name="Text_20_body" style:list-style-name="L3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3" style:family="paragraph" style:parent-style-name="Text_20_body" style:list-style-name="L3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4" style:family="paragraph" style:parent-style-name="Text_20_body" style:list-style-name="L3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5" style:family="paragraph" style:parent-style-name="Text_20_body" style:list-style-name="L3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6" style:family="paragraph" style:parent-style-name="Text_20_body" style:list-style-name="L3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P47" style:family="paragraph" style:parent-style-name="Text_20_body" style:list-style-name="L3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Times New Roman1" fo:font-size="14.25pt" fo:font-style="normal" style:text-underline-style="none" fo:font-weight="normal" style:text-blinking="false" fo:background-color="transparent"/>
    </style:style>
    <style:style style:name="T1" style:family="text">
      <style:text-properties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add06c0-2943-66d0-ed40-8e6c052d123b"/></text:p>
      <text:p text:style-name="P12">Total HR</text:p>
      <text:p text:style-name="Text_20_body"/>
      <text:p text:style-name="P13">Total HR is a system that will run as a web site and a stand alone windows form. And be used by many companies and support many languages.</text:p>
      <text:p text:style-name="P13">For a start, it will be French and English.</text:p>
      <text:p text:style-name="P13">This system is the be the best HR system, allowing integration with other systems and security so that no user from one company can see or modify details from another company.</text:p>
      <text:p text:style-name="P13">The aim is to make the flow of data within organizations very effective and safe. Also to facilitate communication a month employees and employers.</text:p>
      <text:p text:style-name="Text_20_body"/>
      <text:p text:style-name="P14">Features:</text:p>
      <text:p text:style-name="Text_20_body"/>
      <text:list xml:id="list8516845700354436912" text:style-name="L8">
        <text:list-item>
          <text:p text:style-name="P17">User/Employee Management (Admin)</text:p>
        </text:list-item>
      </text:list>
      <text:p text:style-name="Text_20_body"/>
      <text:list xml:id="list2641235334014492890" text:style-name="L9">
        <text:list-item>
          <text:p text:style-name="P18">User Profile  (employee)</text:p>
        </text:list-item>
      </text:list>
      <text:list xml:id="list7714928729801947736" text:style-name="L10">
        <text:list-item>
          <text:p text:style-name="P19">Work Tracking</text:p>
        </text:list-item>
      </text:list>
      <text:list xml:id="list1850687727779033469" text:style-name="L11">
        <text:list-item>
          <text:p text:style-name="P20">Clock-in System</text:p>
        </text:list-item>
      </text:list>
      <text:list xml:id="list6582664883862216400" text:style-name="L12">
        <text:list-item>
          <text:p text:style-name="P21">Payroll Functionality</text:p>
        </text:list-item>
      </text:list>
      <text:list xml:id="list6391656169177314227" text:style-name="L13">
        <text:list-item>
          <text:p text:style-name="P22">Company Documentation</text:p>
        </text:list-item>
      </text:list>
      <text:list xml:id="list1296252097879151917" text:style-name="L14">
        <text:list-item>
          <text:p text:style-name="P23">Holiday Management</text:p>
        </text:list-item>
      </text:list>
      <text:list xml:id="list7590959479469971448" text:style-name="L15">
        <text:list-item>
          <text:p text:style-name="P24">Company Benefits</text:p>
        </text:list-item>
      </text:list>
      <text:list xml:id="list4002370944694992947" text:style-name="L16">
        <text:list-item>
          <text:p text:style-name="P25">Company Departments/structures</text:p>
        </text:list-item>
      </text:list>
      <text:list xml:id="list813739204293281322" text:style-name="L17">
        <text:list-item>
          <text:p text:style-name="P26">Integration</text:p>
        </text:list-item>
      </text:list>
      <text:list xml:id="list1605141336987074692" text:style-name="L18">
        <text:list-item>
          <text:p text:style-name="P27">Calendar of Events</text:p>
        </text:list-item>
      </text:list>
      <text:list xml:id="list1747460289160601449" text:style-name="L19">
        <text:list-item>
          <text:p text:style-name="P28">Messaging System (Emails, mass mailing)</text:p>
        </text:list-item>
      </text:list>
      <text:list xml:id="list3998316255188918400" text:style-name="L20">
        <text:list-item>
          <text:p text:style-name="P29">Form Management(questionnaire, other forms - recruitment)</text:p>
        </text:list-item>
      </text:list>
      <text:list xml:id="list6869035034008345268" text:style-name="L21">
        <text:list-item>
          <text:p text:style-name="P30">Assessment Service (recruitment)</text:p>
        </text:list-item>
      </text:list>
      <text:list xml:id="list5832051316524395313" text:style-name="L22">
        <text:list-item>
          <text:p text:style-name="P31">Analytics / Reporting</text:p>
        </text:list-item>
      </text:list>
      <text:list xml:id="list698391651490500372" text:style-name="L23">
        <text:list-item>
          <text:p text:style-name="P32">Role Management and permissions</text:p>
        </text:list-item>
      </text:list>
      <text:list xml:id="list3235966872277097031" text:style-name="L24">
        <text:list-item>
          <text:p text:style-name="P33">forum </text:p>
        </text:list-item>
      </text:list>
      <text:list xml:id="list4930909729752768688" text:style-name="L25">
        <text:list-item>
          <text:p text:style-name="P34">chat</text:p>
        </text:list-item>
      </text:list>
      <text:p text:style-name="P11"><text:line-break/><text:line-break/><text:line-break/><text:line-break/><text:line-break/><text:line-break/><text:soft-page-break/><text:line-break/><text:line-break/><text:line-break/><text:line-break/><text:line-break/><text:line-break/></text:p>
      <text:p text:style-name="P15">1. User/Employee Management</text:p>
      <text:p text:style-name="Text_20_body"/>
      <text:p text:style-name="P16">User management should allow the following functions:</text:p>
      <text:p text:style-name="Text_20_body"/>
      <text:list xml:id="list7148449715346386681" text:style-name="L26">
        <text:list-item>
          <text:p text:style-name="P35">Display a list of all users (profile and company based) – List could contain photo</text:p>
        </text:list-item>
        <text:list-item>
          <text:p text:style-name="P35">Display specific details about user (the amount of details will be profile based) - Photo</text:p>
        </text:list-item>
        <text:list-item>
          <text:p text:style-name="P35">Add user (profile based)</text:p>
        </text:list-item>
        <text:list-item>
          <text:p text:style-name="P35">Edit User details (profile based)</text:p>
        </text:list-item>
        <text:list-item>
          <text:p text:style-name="P35">Block user by disabling user profile.</text:p>
        </text:list-item>
        <text:list-item>
          <text:p text:style-name="P35">Search for user based on some criteria.</text:p>
        </text:list-item>
      </text:list>
      <text:p text:style-name="Text_20_body"/>
      <text:p text:style-name="P15">2. User Profile / Personal Details</text:p>
      <text:p text:style-name="Text_20_body"/>
      <text:p text:style-name="P16">Users will be able to view and edit some their details in the system if allowed to by super users.</text:p>
      <text:list xml:id="list7063274268106172975" text:style-name="L27">
        <text:list-item>
          <text:p text:style-name="P36">They should be able to view  their holiday, payslips, messages and other items in the system.</text:p>
        </text:list-item>
      </text:list>
      <text:p text:style-name="Text_20_body"/>
      <text:p text:style-name="P15">3. Work Tracking</text:p>
      <text:p text:style-name="Text_20_body"/>
      <text:p text:style-name="P16">This consist of tracking the amount of work done by employees. The following functions should be implemented:</text:p>
      <text:list xml:id="list5585973865716966110" text:style-name="L28">
        <text:list-item>
          <text:p text:style-name="P37">Employee able to enter hours of work done from a certain time to another.</text:p>
        </text:list-item>
        <text:list-item>
          <text:p text:style-name="P37">Automatic calculation of number of hours entered.</text:p>
        </text:list-item>
        <text:list-item>
          <text:p text:style-name="P37">Be able to view previews hours of work entered. </text:p>
        </text:list-item>
        <text:list-item>
          <text:p text:style-name="P37">Be able to report how many hours a user worked per day, week , month or year. (profile based)</text:p>
        </text:list-item>
        <text:list-item>
          <text:p text:style-name="P37">Be able to see hours worked by a certain number of employees per month, year, hour or day (this could come as a chart and it is profile based)</text:p>
        </text:list-item>
      </text:list>
      <text:p text:style-name="Text_20_body"/>
      <text:p text:style-name="P15"><text:soft-page-break/>4. Clock-In and Clock-out System</text:p>
      <text:p text:style-name="Text_20_body"/>
      <text:p text:style-name="P16">This is to enable users/employees to notify the system when they start work. The system could notify employees if they fail to clock in a usual time set by them or other power users.</text:p>
      <text:list xml:id="list1304027565128762417" text:style-name="L29">
        <text:list-item>
          <text:p text:style-name="P38">The power users can then rectify the time of clock-in or clock-out. </text:p>
        </text:list-item>
        <text:list-item>
          <text:p text:style-name="P38">Users should be automatically clocked out if their usual hours of work have passed.</text:p>
        </text:list-item>
        <text:list-item>
          <text:p text:style-name="P38">This is ideal for contractors in a company.</text:p>
        </text:list-item>
        <text:list-item>
          <text:p text:style-name="P38">A small supporting windows app can be installed on users machines to alert them when clock in time is due. Or a phone app can be developed to handle this.</text:p>
        </text:list-item>
      </text:list>
      <text:p text:style-name="Text_20_body"/>
      <text:p text:style-name="P15">5. Payroll System (needs more research)</text:p>
      <text:p text:style-name="Text_20_body"/>
      <text:p text:style-name="P16">Pay slips</text:p>
      <text:p text:style-name="P16">Pay complaint.</text:p>
      <text:p text:style-name="Text_20_body"/>
      <text:p text:style-name="P15">6. Company Documentation</text:p>
      <text:p text:style-name="Text_20_body"/>
      <text:p text:style-name="P16">The company can elect to save their documents through this system a cloud space might be useful for this. General documents like application forms, terms and conditions and other documents useful for the company should be uploaded based on a profile and limit allowed for each company.</text:p>
      <text:p text:style-name="Text_20_body"/>
      <text:p text:style-name="P15">7. Holiday Management</text:p>
      <text:p text:style-name="Text_20_body"/>
      <text:p text:style-name="P16">This is one of the key functions of the system. Once an employer is registered, he/she needs to have a certain amount of holiday allocated to them.</text:p>
      <text:p text:style-name="P16">The following functions are expected:</text:p>
      <text:list xml:id="list2686897222138004045" text:style-name="L30">
        <text:list-item>
          <text:p text:style-name="P39">Allocation of holiday entitlement. (profile)</text:p>
        </text:list-item>
        <text:list-item>
          <text:p text:style-name="P39">Calculation of accrued holiday</text:p>
        </text:list-item>
        <text:list-item>
          <text:p text:style-name="P39">Bank Holidays consideration</text:p>
        </text:list-item>
        <text:list-item>
          <text:p text:style-name="P39">Holiday request</text:p>
        </text:list-item>
        <text:list-item>
          <text:p text:style-name="P39">Holiday view by employees and other profiles</text:p>
        </text:list-item>
        <text:list-item>
          <text:p text:style-name="P39">Holiday approval system by certain profiles.</text:p>
        </text:list-item>
        <text:list-item>
          <text:p text:style-name="P39">View of employee holiday matrix (could be as a calendar or chart)</text:p>
        </text:list-item>
        <text:list-item>
          <text:p text:style-name="P39"><text:soft-page-break/>Holiday transfer from year to year. From user to user.</text:p>
        </text:list-item>
        <text:list-item>
          <text:p text:style-name="P39">User view of his/her holiday entitlement</text:p>
        </text:list-item>
      </text:list>
      <text:p text:style-name="Text_20_body"/>
      <text:p text:style-name="P15">8. Company Benefits</text:p>
      <text:p text:style-name="Text_20_body"/>
      <text:list xml:id="list6919245665318076366" text:style-name="L31">
        <text:list-item>
          <text:p text:style-name="P40">And interface for admin to edit and allocate benefits</text:p>
        </text:list-item>
        <text:list-item>
          <text:p text:style-name="P40">Another interface for users to view benefits available to them and in general.</text:p>
        </text:list-item>
      </text:list>
      <text:p text:style-name="Text_20_body"/>
      <text:p text:style-name="P15">9. Company Structure</text:p>
      <text:p text:style-name="Text_20_body"/>
      <text:p text:style-name="P16">This functionality is aimed at enabling certain users of the company to create a diagrammatic view of the organization of their company by departments.</text:p>
      <text:list xml:id="list7320540766908051218" text:style-name="L32">
        <text:list-item>
          <text:p text:style-name="P41">It is understood that the diagrams will work with users already created as part of their company.</text:p>
        </text:list-item>
        <text:list-item>
          <text:p text:style-name="P41">They will create a chart/diagram after creating different departments. Then add individual users to the chart </text:p>
        </text:list-item>
        <text:list-item>
          <text:p text:style-name="P41">Alternatively, the system should be able to generate a chart based on user/employee information entered. This meaning that hierachical information like line manager or supervisor and department of each employee should be specified when the user is created.</text:p>
        </text:list-item>
        <text:list-item>
          <text:p text:style-name="P41">Other functions like details related to each department could be displayed based on user profiles. e.g. power users could view salary, holidays of people by department.</text:p>
        </text:list-item>
      </text:list>
      <text:p text:style-name="P11"><text:line-break/><text:line-break/></text:p>
      <text:p text:style-name="P15">10. Integration</text:p>
      <text:p text:style-name="Text_20_body"/>
      <text:p text:style-name="P16">At this level integration will be providing a WCF Service or Web API to provide data export and import.</text:p>
      <text:list xml:id="list5732954484089098008" text:style-name="L33">
        <text:list-item>
          <text:p text:style-name="P42">Users also should be able to download user details in format as XML, EXCel, Word, PDF or upload data in xml, excel or csv formats.</text:p>
        </text:list-item>
        <text:list-item>
          <text:p text:style-name="P42">Schemas and other requirements will need to be specified.</text:p>
        </text:list-item>
      </text:list>
      <text:p text:style-name="Text_20_body"/>
      <text:p text:style-name="P15">11. Calendar of Events</text:p>
      <text:p text:style-name="Text_20_body"/>
      <text:list xml:id="list1484500773345132093" text:style-name="L34">
        <text:list-item>
          <text:p text:style-name="P43">There should be a Calendar for each organization should they decide to add this feature to their package.</text:p>
        </text:list-item>
        <text:list-item>
          <text:p text:style-name="P43"><text:soft-page-break/>Specific users will be able to view/add events related to the company.</text:p>
        </text:list-item>
        <text:list-item>
          <text:p text:style-name="P43">There could be an option to create calendars for each department and events can be created by the department by specific users based on their profiles.</text:p>
        </text:list-item>
        <text:list-item>
          <text:p text:style-name="P43">Visibility of Events will be defined by the creator. Events could be viewed by the whole company, a whole department or people as specific positions or a random list of people selected.</text:p>
        </text:list-item>
        <text:list-item>
          <text:p text:style-name="P43">Alert could be set for each events and notification could also be set to apply to specific or all invited users.</text:p>
        </text:list-item>
        <text:list-item>
          <text:p text:style-name="P43">Notifications could be by text message or emails.</text:p>
        </text:list-item>
        <text:list-item>
          <text:p text:style-name="P43">Possible integration with outlook (needs investigation)</text:p>
        </text:list-item>
      </text:list>
      <text:p text:style-name="Text_20_body"/>
      <text:p text:style-name="P15">12. Messaging System / Email Campaigns</text:p>
      <text:p text:style-name="Text_20_body"/>
      <text:list xml:id="list2991595307175338494" text:style-name="L35">
        <text:list-item>
          <text:p text:style-name="P44">Messages will primarily be sent through the HR System to all employees or a selected group of employees. Just as in the case of events invite.</text:p>
        </text:list-item>
        <text:list-item>
          <text:p text:style-name="P44">There will be an HTML Editor to be able to edit special emails and then select users to send the emails.</text:p>
        </text:list-item>
      </text:list>
      <text:p text:style-name="P11"><text:line-break/><text:line-break/></text:p>
      <text:p text:style-name="P15">13. Form Management </text:p>
      <text:p text:style-name="Text_20_body"/>
      <text:p text:style-name="P16">This is a stand alone module, given the huge functionality involved.</text:p>
      <text:list xml:id="list2471640456204554729" text:style-name="L36">
        <text:list-item>
          <text:p text:style-name="P45">Power users will be able to select a template from a certain number of preloaded templates. Then select fields from a list and labels. The the form will be generated.</text:p>
        </text:list-item>
        <text:list-item>
          <text:p text:style-name="P45">Once the form is generated, users will be invited through the emailing system. They could also be notified by text. The invite will contain a link to the selected form.</text:p>
        </text:list-item>
        <text:list-item>
          <text:p text:style-name="P45">Once they fill the form, the creator or specific users will be notified and they can take appropriate action.</text:p>
        </text:list-item>
        <text:list-item>
          <text:p text:style-name="P45">Forms could have a scoring system to pre select and highlight certain users. (as for recruitment).</text:p>
        </text:list-item>
        <text:list-item>
          <text:p text:style-name="P45">Forms will be of different types as (questionnaires, Polls, etc..)</text:p>
        </text:list-item>
        <text:list-item>
          <text:p text:style-name="P45">Forms should be exportable as PDF, Word.</text:p>
        </text:list-item>
      </text:list>
      <text:p text:style-name="Text_20_body"/>
      <text:p text:style-name="P15">14. Assessment Service</text:p>
      <text:p text:style-name="Text_20_body"/>
      <text:p text:style-name="P16"><text:soft-page-break/>The Form Management will be part of the Assessment service. Forms with scoring.</text:p>
      <text:list xml:id="list6645058601531832452" text:style-name="L37">
        <text:list-item>
          <text:p text:style-name="P46">Form content selection and highlighting will be available to list users that match certain criteria or have used certain expected keywords.</text:p>
        </text:list-item>
        <text:list-item>
          <text:p text:style-name="P46">There will be some simple multiple choice question and answer test timed. (like online psychometric tests)</text:p>
        </text:list-item>
        <text:list-item>
          <text:p text:style-name="P46">Once they are filled, the creator or selected users will be notified accordingly.</text:p>
        </text:list-item>
        <text:list-item>
          <text:p text:style-name="P46">There could be a follow up by email or text once the cretor of form or assessment has reviewed the form or test.</text:p>
        </text:list-item>
      </text:list>
      <text:p text:style-name="Text_20_body"/>
      <text:p text:style-name="P15">15. Analytics and Reporting</text:p>
      <text:p text:style-name="Text_20_body"/>
      <text:p text:style-name="P16">Will be based on different parts of the system. It could be people filling forms, users holidays, work hours tracked, salaries etc..  This will be decided at design time.</text:p>
      <text:p text:style-name="Text_20_body"/>
      <text:p text:style-name="P15">16. Role management and profiles </text:p>
      <text:p text:style-name="Text_20_body"/>
      <text:p text:style-name="P16">There will be an original user who will register the company then will add other users and assigns certain roles and permissions to them.</text:p>
      <text:list xml:id="list1568998840669753457" text:style-name="L38">
        <text:list-item>
          <text:p text:style-name="P47">It is understood that roles will be based on some groups of functions permissions. E.g. a role as Assessment Manager will include permissions like create assessments. View forms. Provide feedback.</text:p>
        </text:list-item>
        <text:list-item>
          <text:p text:style-name="P47">A group of roles will make a profile.</text:p>
        </text:list-item>
        <text:list-item>
          <text:p text:style-name="P47">A group of permissions will make up a role.</text:p>
        </text:list-item>
        <text:list-item>
          <text:p text:style-name="P47">These should all be defined when features have been designed and agreed.</text:p>
        </text:list-item>
      </text:list>
      <text:p text:style-name="Text_20_body"/>
      <text:p text:style-name="P15">17. Forum</text:p>
      <text:p text:style-name="Text_20_body"/>
      <text:p text:style-name="P16">This feature will be developed as a separate module due to it being a big feature. We could consider wordpress  or simply develop it as a standard forum with Topics → Threads → etc...</text:p>
      <text:p text:style-name="Text_20_body"/>
      <text:p text:style-name="P15">18. Chat</text:p>
      <text:p text:style-name="Text_20_body"/>
      <text:p text:style-name="P16">There shall be a chat system where employees can invite each others to chat through the HR system. Or even invite external users to chat, this could be used by recruiters to get details from job applicants or customer service to interact with customers. The whole idea is to centralise things but this could be as an aggregate stand-alone system etc...</text:p>
      <text:p text:style-name="Text_20_body"><text:soft-page-break/><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21:11:07.41</meta:creation-date>
    <dc:date>2014-04-03T21:25:14.14</dc:date>
    <meta:editing-duration>P1DT14H24M22S</meta:editing-duration>
    <meta:editing-cycles>20</meta:editing-cycles>
    <meta:generator>OpenOffice/4.0.1$Win32 OpenOffice.org_project/401m5$Build-9714</meta:generator>
    <meta:document-statistic meta:table-count="0" meta:image-count="0" meta:object-count="0" meta:page-count="7" meta:paragraph-count="119" meta:word-count="1490" meta:character-count="8518"/>
  </office:meta>
</office:document-meta>
</file>